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e52f" officeooo:paragraph-rsid="0013e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01:06:46.384450270</meta:creation-date>
    <dc:date>2020-09-29T01:08:21.464452705</dc:date>
    <meta:editing-duration>PT1M37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0.7.3$Linux_X86_64 LibreOffice_project/00m0$Build-3</meta:generator>
  </office:meta>
</office:document-meta>
</file>